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22cm" fo:margin-left="0cm" fo:margin-top="0cm" fo:margin-bottom="0cm" table:align="left"/>
    </style:style>
    <style:style style:name="Table1.A" style:family="table-column">
      <style:table-column-properties style:column-width="5.186cm"/>
    </style:style>
    <style:style style:name="Table1.B" style:family="table-column">
      <style:table-column-properties style:column-width="4.7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4" style:family="paragraph" style:parent-style-name="Standard" style:list-style-name="WWNum1">
      <style:text-properties style:font-name="Times New Roman" fo:font-size="13pt" officeooo:paragraph-rsid="001c5cb9" style:font-name-asian="Times New Roman1" style:font-size-asian="13pt" style:font-name-complex="Times New Roman1" style:font-size-complex="13pt"/>
    </style:style>
    <style:style style:name="P5" style:family="paragraph" style:parent-style-name="Standard" style:list-style-name="WWNum1">
      <style:text-properties style:font-name="Times New Roman" fo:font-size="13pt" fo:language="ru" fo:country="RU" officeooo:rsid="001c5cb9" officeooo:paragraph-rsid="001c5cb9" style:font-name-asian="Times New Roman1" style:font-size-asian="13pt" style:font-name-complex="Times New Roman1" style:font-size-complex="13pt"/>
    </style:style>
    <style:style style:name="P6" style:family="paragraph" style:parent-style-name="Standard">
      <style:text-properties officeooo:paragraph-rsid="001b78a3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fo:language="ru" fo:country="RU" officeooo:rsid="001c5cb9" officeooo:paragraph-rsid="001c5cb9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1" style:family="paragraph" style:parent-style-name="Heading_20_1">
      <style:text-properties style:font-name="Times New Roman" style:font-name-asian="Times New Roman1" style:font-name-complex="Times New Roman1"/>
    </style:style>
    <style:style style:name="P12" style:family="paragraph" style:parent-style-name="Heading_20_1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style:font-name="Times New Roman" style:font-name-asian="Times New Roman1" style:font-name-complex="Times New Roman1"/>
    </style:style>
    <style:style style:name="P13" style:family="paragraph" style:parent-style-name="Heading_20_1">
      <style:paragraph-properties fo:break-before="page"/>
      <style:text-properties style:font-name="Times New Roman" style:font-name-asian="Times New Roman1" style:font-name-complex="Times New Roman1"/>
    </style:style>
    <style:style style:name="P14" style:family="paragraph" style:parent-style-name="Title" style:master-page-name="Standard">
      <loext:graphic-properties draw:fill="solid" draw:fill-color="#ffffff"/>
      <style:paragraph-properties fo:margin-top="0.353cm" fo:margin-bottom="0.353cm" loext:contextual-spacing="false" fo:line-height="100%" style:page-number="1" fo:background-color="#ffffff"/>
      <style:text-properties style:font-name="Times New Roman" style:font-name-asian="Times New Roman1" style:font-name-complex="Times New Roman1"/>
    </style:style>
    <style:style style:name="T1" style:family="text">
      <style:text-properties style:font-name="Times New Roman" fo:language="en" fo:country="US" officeooo:rsid="001b78a3" style:font-name-asian="Times New Roman1" style:font-name-complex="Times New Roman1"/>
    </style:style>
    <style:style style:name="T2" style:family="text">
      <style:text-properties style:font-name="Times New Roman" fo:language="ru" fo:country="RU" officeooo:rsid="001b78a3" style:font-name-asian="Times New Roman1" style:font-name-complex="Times New Roman1"/>
    </style:style>
    <style:style style:name="T3" style:family="text">
      <style:text-properties style:font-name="Times New Roman" fo:language="ru" fo:country="RU" officeooo:rsid="001c5cb9" style:font-name-asian="Times New Roman1" style:font-name-complex="Times New Roman1"/>
    </style:style>
    <style:style style:name="T4" style:family="text">
      <style:text-properties fo:language="en" fo:country="US" officeooo:rsid="001b78a3"/>
    </style:style>
    <style:style style:name="T5" style:family="text">
      <style:text-properties fo:language="ru" fo:country="RU" officeooo:rsid="001b78a3"/>
    </style:style>
    <style:style style:name="T6" style:family="text">
      <style:text-properties fo:language="ru" fo:country="RU" officeooo:rsid="001c5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qrlcw4xb9auc"/>Спецификация проекта “<text:span text:style-name="T4">Task Manager</text:span>”</text:p>
      <text:p text:style-name="P11"><text:bookmark text:name="_j0l5w0ivhqf2"/>Цель</text:p>
      <text:p text:style-name="P3">Разработка системы для <text:span text:style-name="T5">мониторинга выполнения задачи сотрудником с возможностью добавления задач и сотрудников.</text:span></text:p>
      <text:p text:style-name="P11"><text:bookmark text:name="_t8utvv1ce7hk"/>Описание</text:p>
      <text:p text:style-name="P6"><text:span text:style-name="T1">Task manager – </text:span><text:span text:style-name="T2">это инструмент, который </text:span><text:span text:style-name="T3">позволяет следить за выполнением задач.</text:span></text:p>
      <text:p text:style-name="P12"><text:bookmark text:name="_kkke4xvnvny7"/>Функциональные возможности</text:p>
      <text:list xml:id="list3715686681128174534" text:style-name="WWNum1">
        <text:list-item>
          <text:p text:style-name="P7">Учет <text:span text:style-name="T6">задач</text:span></text:p>
          <text:list>
            <text:list-item>
              <text:p text:style-name="P8">Создание <text:span text:style-name="T6">задачи</text:span></text:p>
            </text:list-item>
            <text:list-item>
              <text:p text:style-name="P4">Редактирование <text:span text:style-name="T6">задачи</text:span></text:p>
            </text:list-item>
            <text:list-item>
              <text:p text:style-name="P4">Удаление <text:span text:style-name="T6">задачи</text:span></text:p>
            </text:list-item>
          </text:list>
        </text:list-item>
        <text:list-item>
          <text:p text:style-name="P7">Учет сотрудников</text:p>
          <text:list>
            <text:list-item>
              <text:p text:style-name="P8">Создание сотрудника</text:p>
            </text:list-item>
            <text:list-item>
              <text:p text:style-name="P8">Редактирование сотрудника</text:p>
            </text:list-item>
            <text:list-item>
              <text:p text:style-name="P8">Удаление сотрудника</text:p>
            </text:list-item>
          </text:list>
        </text:list-item>
        <text:list-item>
          <text:p text:style-name="P7">Учет <text:span text:style-name="T6">статуса задачи</text:span></text:p>
          <text:list>
            <text:list-item>
              <text:p text:style-name="P4">Просмотр списка <text:span text:style-name="T6">задач с её статусом и фактическим временем выполнения</text:span></text:p>
            </text:list-item>
          </text:list>
        </text:list-item>
        <text:list-item>
          <text:p text:style-name="P7">Логика <text:span text:style-name="T6">статуса задачи</text:span></text:p>
          <text:list>
            <text:list-item>
              <text:p text:style-name="P5">Изменение статуса на «в работе», «приостановлена», и «выполнена», когда её выполняет с, приостановил выполнение задачи и выполнил задачу сотрудник <text:s/>соответственно.</text:p>
            </text:list-item>
            <text:list-item>
              <text:p text:style-name="P9">Изменение статуса в зависимости от того назначен сотрудник или нет</text:p>
            </text:list-item>
          </text:list>
        </text:list-item>
        <text:list-item>
          <text:p text:style-name="P7">Авторизация</text:p>
        </text:list-item>
      </text:list>
      <text:p text:style-name="P11"/>
      <text:p text:style-name="P13"><text:bookmark text:name="_djm109jxyu50"/>Используемые технологии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Технология</text:p>
          </table:table-cell>
          <table:table-cell table:style-name="Table1.A1" office:value-type="string">
            <text:p text:style-name="P10">Версия</text:p>
          </table:table-cell>
        </table:table-row>
        <table:table-row table:style-name="Table1.1">
          <table:table-cell table:style-name="Table1.A1" office:value-type="string">
            <text:p text:style-name="P2">go</text:p>
          </table:table-cell>
          <table:table-cell table:style-name="Table1.A1" office:value-type="string">
            <text:p text:style-name="P2">1.14.4</text:p>
          </table:table-cell>
        </table:table-row>
        <table:table-row table:style-name="Table1.1">
          <table:table-cell table:style-name="Table1.A1" office:value-type="string">
            <text:p text:style-name="P2">revel</text:p>
          </table:table-cell>
          <table:table-cell table:style-name="Table1.A1" office:value-type="string">
            <text:p text:style-name="P2">1.0.0</text:p>
          </table:table-cell>
        </table:table-row>
        <table:table-row table:style-name="Table1.1">
          <table:table-cell table:style-name="Table1.A1" office:value-type="string">
            <text:p text:style-name="P2">PostgreSQL</text:p>
          </table:table-cell>
          <table:table-cell table:style-name="Table1.A1" office:value-type="string">
            <text:p text:style-name="P2">11.8</text:p>
          </table:table-cell>
        </table:table-row>
        <table:table-row table:style-name="Table1.1">
          <table:table-cell table:style-name="Table1.A1" office:value-type="string">
            <text:p text:style-name="P2">Webix</text:p>
          </table:table-cell>
          <table:table-cell table:style-name="Table1.A1" office:value-type="string">
            <text:p text:style-name="P2">5.3.0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lvetica Neue', Helvetica, Arial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21-01-14T09:35:20.303000000</dc:date>
    <meta:editing-duration>PT6M37S</meta:editing-duration>
    <meta:editing-cycles>1</meta:editing-cycles>
    <meta:document-statistic meta:table-count="1" meta:image-count="0" meta:object-count="0" meta:page-count="2" meta:paragraph-count="31" meta:word-count="120" meta:character-count="878" meta:non-whitespace-character-count="801"/>
  </office:meta>
</office:document-meta>
</file>